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ViewTests.noFreeMark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eMarkerViewTests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eeMarkerViewTests.asString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Tests.checkResourc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Tests.noTempl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Tests.subscribeWithout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eeMarkerView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